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9900000BB000000BB067687AF0.svg"/>
  <manifest:file-entry manifest:media-type="image/svg+xml" manifest:full-path="Pictures/10001E8E00000C3D00000C3DCA449A88.svg"/>
  <manifest:file-entry manifest:media-type="image/svg+xml" manifest:full-path="Pictures/1000332B00000BCC00000BCC7ADFD9DE.svg"/>
  <manifest:file-entry manifest:media-type="image/svg+xml" manifest:full-path="Pictures/1000070D00000F7D00000E4BEEF946D5.svg"/>
  <manifest:file-entry manifest:media-type="image/png" manifest:full-path="Pictures/100002010000007600000076CC873DB3.png"/>
  <manifest:file-entry manifest:media-type="image/png" manifest:full-path="Pictures/10000201000000720000007277C157BE.png"/>
  <manifest:file-entry manifest:media-type="image/png" manifest:full-path="Pictures/10000201000000640000006448BD8DE9.png"/>
  <manifest:file-entry manifest:media-type="image/png" manifest:full-path="Pictures/1000020100000072000000720FC1D206.png"/>
  <manifest:file-entry manifest:media-type="image/svg+xml" manifest:full-path="Pictures/100023EA00000BB000000BB0282EFC21.svg"/>
  <manifest:file-entry manifest:media-type="image/png" manifest:full-path="Pictures/1000020100000071000000711C839A70.png"/>
  <manifest:file-entry manifest:media-type="image/svg+xml" manifest:full-path="Pictures/1000332C00000BCC00000BCCDED03EE3.svg"/>
  <manifest:file-entry manifest:media-type="image/svg+xml" manifest:full-path="Pictures/100026FE00000A5D00000A5DBB3E13DB.svg"/>
  <manifest:file-entry manifest:media-type="image/svg+xml" manifest:full-path="Pictures/1000333300000BCC00000BCCF9BE27F4.svg"/>
  <manifest:file-entry manifest:media-type="image/svg+xml" manifest:full-path="Pictures/100016DC00000BB000000BB01494F376.svg"/>
  <manifest:file-entry manifest:media-type="image/png" manifest:full-path="Pictures/10000201000000720000007298F607F6.png"/>
  <manifest:file-entry manifest:media-type="image/png" manifest:full-path="Pictures/10000201000000960000008A4F1D3C11.png"/>
  <manifest:file-entry manifest:media-type="image/png" manifest:full-path="Pictures/10000201000000710000007133662800.png"/>
  <manifest:file-entry manifest:media-type="image/png" manifest:full-path="Pictures/1000020100000071000000718789D84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6" draw:id="id6" draw:layer="layout" svg:width="3cm" svg:height="3cm" svg:x="1.5cm" svg:y="13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Parser</text:p>
          </draw:image>
        </draw:frame>
        <draw:frame draw:style-name="gr1" draw:text-style-name="P1" xml:id="id7" draw:id="id7" draw:layer="layout" svg:width="3cm" svg:height="3cm" svg:x="6.5cm" svg:y="13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Lexer</text:p>
          </draw:image>
        </draw:frame>
        <draw:frame draw:style-name="gr1" draw:text-style-name="P1" xml:id="id4" draw:id="id4" draw:layer="layout" svg:width="3cm" svg:height="3cm" svg:x="15.944cm" svg:y="7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eneratorklasse</text:p>
          </draw:image>
        </draw:frame>
        <draw:frame draw:style-name="gr1" draw:text-style-name="P1" xml:id="id2" draw:id="id2" draw:layer="layout" svg:width="3cm" svg:height="3cm" svg:x="4cm" svg:y="7cm">
          <draw:image xlink:href="Pictures/1000020100000071000000711C839A70.png" xlink:type="simple" xlink:show="embed" xlink:actuate="onLoad"/>
          <draw:image xlink:href="Pictures/100023EA00000BB000000BB0282EFC21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rammatik</text:p>
          </draw:image>
        </draw:frame>
        <draw:frame draw:style-name="gr1" draw:text-style-name="P1" xml:id="id3" draw:id="id3" draw:layer="layout" svg:width="3cm" svg:height="3cm" svg:x="15.944cm" svg:y="1.5cm">
          <draw:image xlink:href="Pictures/1000020100000072000000720FC1D206.png" xlink:type="simple" xlink:show="embed" xlink:actuate="onLoad"/>
          <draw:image xlink:href="Pictures/1000332B00000BCC00000BCC7ADFD9D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enerator Template</text:p>
          </draw:image>
        </draw:frame>
        <draw:frame draw:style-name="gr1" draw:text-style-name="P1" xml:id="id5" draw:id="id5" draw:layer="layout" svg:width="3cm" svg:height="3cm" svg:x="10.5cm" svg:y="13cm">
          <draw:image xlink:href="Pictures/10000201000000960000008A4F1D3C11.png" xlink:type="simple" xlink:show="embed" xlink:actuate="onLoad"/>
          <draw:image xlink:href="Pictures/1000070D00000F7D00000E4BEEF946D5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Modell</text:p>
          </draw:image>
        </draw:frame>
        <draw:frame draw:style-name="gr1" draw:text-style-name="P1" xml:id="id1" draw:id="id1" draw:layer="layout" svg:width="3cm" svg:height="3cm" svg:x="4cm" svg:y="1.5cm">
          <draw:image xlink:href="Pictures/1000020100000071000000718789D840.png" xlink:type="simple" xlink:show="embed" xlink:actuate="onLoad"/>
          <draw:image xlink:href="Pictures/100016DC00000BB000000BB01494F376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rammatik Template</text:p>
          </draw:image>
        </draw:frame>
        <draw:connector draw:style-name="gr2" draw:text-style-name="P1" draw:layer="layout" svg:x1="4cm" svg:y1="3cm" svg:x2="5.5cm" svg:y2="7cm" draw:start-shape="id1" draw:start-glue-point="3" draw:end-shape="id2" draw:end-glue-point="0" svg:d="M4000 3000h-1888v3061h3388v939">
          <text:p/>
        </draw:connector>
        <draw:connector draw:style-name="gr2" draw:text-style-name="P1" draw:layer="layout" svg:x1="18.944cm" svg:y1="3cm" svg:x2="17.444cm" svg:y2="7cm" draw:start-shape="id3" draw:start-glue-point="1" draw:end-shape="id4" draw:end-glue-point="0" svg:d="M18944 3000h1856v3061h-3356v939">
          <text:p/>
        </draw:connector>
        <draw:connector draw:style-name="gr3" draw:text-style-name="P1" draw:layer="layout" svg:x1="15.944cm" svg:y1="8.5cm" svg:x2="13.5cm" svg:y2="14.5cm" draw:start-shape="id4" draw:start-glue-point="3" draw:end-shape="id5" svg:d="M15944 8500h-1617v6000h-827">
          <text:p/>
        </draw:connector>
        <draw:line draw:style-name="gr4" draw:text-style-name="P1" draw:layer="layout" svg:x1="15.8cm" svg:y1="12.7cm" svg:x2="20.2cm" svg:y2="12.7cm">
          <text:p text:style-name="P1"/>
          <text:p text:style-name="P1"><text:span text:style-name="T1">Benutzt</text:span></text:p>
        </draw:line>
        <draw:line draw:style-name="gr5" draw:text-style-name="P1" draw:layer="layout" svg:x1="15.8cm" svg:y1="13.9cm" svg:x2="20.3cm" svg:y2="13.9cm">
          <text:p text:style-name="P1"/>
          <text:p text:style-name="P1"><text:span text:style-name="T1">Generiert aus</text:span></text:p>
        </draw:line>
        <draw:line draw:style-name="gr6" draw:text-style-name="P1" draw:layer="layout" svg:x1="15.8cm" svg:y1="15cm" svg:x2="20.3cm" svg:y2="15cm">
          <text:p text:style-name="P1"/>
          <text:p text:style-name="P1"><text:span text:style-name="T1">Erweitert zu</text:span></text:p>
        </draw:line>
        <draw:connector draw:style-name="gr7" draw:text-style-name="P1" draw:layer="layout" svg:x1="3cm" svg:y1="13cm" svg:x2="4cm" svg:y2="8.5cm" draw:start-shape="id6" draw:start-glue-point="0" draw:end-shape="id2" draw:end-glue-point="3" svg:d="M3000 13000v-4500h1000">
          <text:p/>
        </draw:connector>
        <draw:connector draw:style-name="gr7" draw:text-style-name="P1" draw:layer="layout" svg:x1="8cm" svg:y1="13cm" svg:x2="7cm" svg:y2="8.5cm" draw:start-shape="id7" draw:start-glue-point="0" draw:end-shape="id2" draw:end-glue-point="1" svg:d="M8000 13000v-4500h-1000">
          <text:p/>
        </draw:connector>
        <draw:connector draw:style-name="gr7" draw:text-style-name="P1" draw:layer="layout" svg:x1="12cm" svg:y1="13cm" svg:x2="7cm" svg:y2="8.5cm" draw:start-shape="id5" draw:start-glue-point="0" draw:end-shape="id2" draw:end-glue-point="1" svg:d="M12000 13000v-4500h-5000">
          <text:p/>
        </draw:connector>
      </draw:page>
      <draw:page draw:name="page2" draw:style-name="dp1" draw:master-page-name="Standard">
        <draw:frame draw:style-name="gr1" draw:text-style-name="P1" xml:id="id8" draw:id="id8" draw:layer="layout" svg:width="3cm" svg:height="3cm" svg:x="14.5cm" svg:y="6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enerator</text:p>
          </draw:image>
        </draw:frame>
        <draw:frame draw:style-name="gr1" draw:text-style-name="P1" xml:id="id10" draw:id="id10" draw:layer="layout" svg:width="3cm" svg:height="3cm" svg:x="1.5cm" svg:y="6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UI-Skript</text:p>
          </draw:image>
        </draw:frame>
        <draw:frame draw:style-name="gr1" draw:text-style-name="P1" xml:id="id9" draw:id="id9" draw:layer="layout" svg:width="3cm" svg:height="3cm" svg:x="8cm" svg:y="6cm">
          <draw:image xlink:href="Pictures/10000201000000960000008A4F1D3C11.png" xlink:type="simple" xlink:show="embed" xlink:actuate="onLoad"/>
          <draw:image xlink:href="Pictures/1000070D00000F7D00000E4BEEF946D5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Semantisches Modell</text:p>
          </draw:image>
        </draw:frame>
        <draw:frame draw:style-name="gr1" draw:text-style-name="P1" xml:id="id11" draw:id="id11" draw:layer="layout" svg:width="3cm" svg:height="3cm" svg:x="21cm" svg:y="1.5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GUI-Klasse</text:p>
          </draw:image>
        </draw:frame>
        <draw:frame draw:style-name="gr1" draw:text-style-name="P1" xml:id="id12" draw:id="id12" draw:layer="layout" svg:width="3cm" svg:height="3cm" svg:x="21cm" svg:y="6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IP-Klasse</text:p>
          </draw:image>
        </draw:frame>
        <draw:frame draw:style-name="gr1" draw:text-style-name="P1" xml:id="id13" draw:id="id13" draw:layer="layout" svg:width="3cm" svg:height="3cm" svg:x="21cm" svg:y="10.5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FP-Klasse</text:p>
          </draw:image>
        </draw:frame>
        <draw:connector draw:style-name="gr3" draw:text-style-name="P1" draw:layer="layout" svg:x1="14.5cm" svg:y1="7.5cm" svg:x2="11cm" svg:y2="7.5cm" draw:start-shape="id8" draw:start-glue-point="3" draw:end-shape="id9" draw:end-glue-point="1" svg:d="M14500 7500h-3500">
          <text:p/>
        </draw:connector>
        <draw:connector draw:style-name="gr8" draw:text-style-name="P1" draw:layer="layout" svg:x1="4.5cm" svg:y1="7.5cm" svg:x2="8cm" svg:y2="7.5cm" draw:start-shape="id10" draw:start-glue-point="1" draw:end-shape="id9" draw:end-glue-point="3" svg:d="M4500 7500h3500">
          <text:p/>
        </draw:connector>
        <draw:connector draw:style-name="gr7" draw:text-style-name="P1" draw:layer="layout" svg:x1="17.5cm" svg:y1="7.5cm" svg:x2="21cm" svg:y2="3cm" draw:start-shape="id8" draw:start-glue-point="1" draw:end-shape="id11" draw:end-glue-point="3" svg:d="M17500 7500h1706v-4500h1794">
          <text:p/>
        </draw:connector>
        <draw:connector draw:style-name="gr7" draw:text-style-name="P1" draw:layer="layout" svg:x1="17.5cm" svg:y1="7.5cm" svg:x2="21cm" svg:y2="7.5cm" draw:start-shape="id8" draw:start-glue-point="1" draw:end-shape="id12" draw:end-glue-point="3" svg:d="M17500 7500h3500">
          <text:p/>
        </draw:connector>
        <draw:connector draw:style-name="gr7" draw:text-style-name="P1" draw:layer="layout" draw:line-skew="-0.05cm" svg:x1="17.5cm" svg:y1="7.5cm" svg:x2="21cm" svg:y2="12cm" draw:start-shape="id8" draw:start-glue-point="1" draw:end-shape="id13" draw:end-glue-point="3" svg:d="M17500 7500h1700v4500h1800">
          <text:p/>
        </draw:connector>
        <draw:connector draw:style-name="gr9" draw:text-style-name="P2" draw:layer="layout" svg:x1="1.8cm" svg:y1="12.3cm" svg:x2="5.3cm" svg:y2="12.3cm" svg:d="M1800 12300h3500">
          <text:p text:style-name="P1"><text:span text:style-name="T1"/></text:p>
          <text:p text:style-name="P1"><text:span text:style-name="T1">Beschreibt</text:span></text:p>
        </draw:connector>
        <draw:line draw:style-name="gr4" draw:text-style-name="P1" draw:layer="layout" svg:x1="6.1cm" svg:y1="12.3cm" svg:x2="9.7cm" svg:y2="12.3cm">
          <text:p text:style-name="P1"/>
          <text:p text:style-name="P1"><text:span text:style-name="T1">Benutzt</text:span></text:p>
        </draw:line>
        <draw:line draw:style-name="gr5" draw:text-style-name="P1" draw:layer="layout" svg:x1="10.6cm" svg:y1="12.296cm" svg:x2="14.2cm" svg:y2="12.3cm">
          <text:p text:style-name="P1"/>
          <text:p text:style-name="P1"><text:span text:style-name="T1">Generier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2-11T10:47:14.78</meta:creation-date>
    <dc:date>2015-02-11T11:58:27.88</dc:date>
    <dc:creator>Niels Gundermann</dc:creator>
    <meta:editing-duration>PT40M41S</meta:editing-duration>
    <meta:editing-cycles>3</meta:editing-cycles>
    <meta:generator>OpenOffice/4.1.1$Win32 OpenOffice.org_project/411m6$Build-9775</meta:generator>
    <meta:document-statistic meta:object-count="30"/>
  </office:meta>
</office:document-meta>
</file>